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  <style:style style:name="T4" style:family="text">
      <style:text-properties style:text-line-through-style="solid" fo:font-style="normal" style:text-underline-style="none" style:font-style-asian="normal" style:font-style-complex="normal"/>
    </style:style>
    <style:style style:name="T5" style:family="text">
      <style:text-properties style:text-line-through-style="none" fo:font-style="normal" style:font-style-asian="normal" style:font-style-complex="normal"/>
    </style:style>
    <style:style style:name="T6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line-through-style="none" fo:font-style="normal" style:text-underline-style="none" style:font-style-asian="normal" style:font-style-complex="normal"/>
    </style:style>
    <style:style style:name="T8" style:family="text">
      <style:text-properties style:text-line-through-style="none" style:font-name="Times New Roman1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line-through-style="none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line-through-style="none"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1890</text:p>
      <text:p text:style-name="P2">Month<text:tab/><text:tab/><text:tab/><text:tab/><text:tab/><text:tab/>March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; Young Men's Hebrew Association (Philadelphia, Pa.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Nathan Wisenstei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5">S. MORAIS,/</text:p>
      <text:p text:style-name="P5">546 N. Fifth St./</text:p>
      <text:p text:style-name="P6">Philadelphia<text:span text:style-name="T2">,/</text:span></text:p>
      <text:p text:style-name="P7"><text:span text:style-name="T2"/></text:p>
      <text:p text:style-name="P7"><text:span text:style-name="T2">[Front Cover]</text:span></text:p>
      <text:p text:style-name="P8"><text:span text:style-name="T2">On the 39th anniversary/</text:span></text:p>
      <text:p text:style-name="P8"><text:span text:style-name="T2">of my ministry/</text:span></text:p>
      <text:p text:style-name="P8"><text:span text:style-name="T2"/></text:p>
      <text:p text:style-name="P7"><text:span text:style-name="T2">[Page 1]</text:span></text:p>
      <text:p text:style-name="P6"><text:span text:style-name="T2">March 1890/</text:span></text:p>
      <text:p text:style-name="P7"><text:span text:style-name="T2">Brethren. <text:s/>I have been a member of the Young Men's He-/-brew Association from its very beginning. <text:s/>I might even/ claim the title of pioneer of that organization. <text:s/>Long/ before a spacious building with reading, lecturing and/ meeting rooms had been hired for the accomodation[sic!] of/ its five or six hundred contributors, a few Philadelphia/ young men of our persuasion, anxious to learn their people's/ history and practice debating, came together every Sunday/ evening, in a small room of a Jewish Boarding House/ at 5th &amp; Race sts, and subsequently in other humble/ localities in the upper part of our city. <text:s/>I led them./ <text:s/>Nathan Wisenstein, who died early in life, twelve/ years ago, might awarded the merit due to his memory./ <text:s/>He tried hard to keep up the interest of his coevals/ in literary exercises, but it gradually waned away/ despite his strenuous efforts, and his failure in that/ direction was the rising of </text:span><text:soft-page-break/><text:span text:style-name="T2">the same organization, under/ different auspices, and on a much wider plan./</text:span></text:p>
      <text:p text:style-name="P7"><text:span text:style-name="T2">When that took place, I still continued to lend my material/</text:span></text:p>
      <text:p text:style-name="P7"><text:span text:style-name="T2"/></text:p>
      <text:p text:style-name="P7"><text:span text:style-name="T2">[Page 2]</text:span></text:p>
      <text:p text:style-name="P7"><text:span text:style-name="T2">and moral cooperation. <text:s/>I paid the annual subscript-/-ion, and lectured with frequency, till warm/ enthusiasm cooled off into chilling apathy, and/ neither myself nor others who assumed to instruct,/ could secure an audience, any longer. <text:s/>At the/ monthly entertainment of the Y M. H A,/ I addressed the vast assemblage only once,/ when they were held at Concordia Hall on Callow-/-hill st near 4th, as I have always prefer-/-red by disposition, to teach at the desk rather/ than deliver orations at the rostrum. <text:s/>Besides,/ those entertainments at which melodious mu-/-sic is often discoursed, are interspersed with/ amusements, which do not, as a rule, accord with/ my taste, so that I very seldom attend them./ <text:s/>But on one occasion, I listened to the President/ of the organization at the opening of the season/ in the Mercantile Hall. <text:s/>He spoke with his/ acknowledged ability of education, and dwelt on the/ advantages which our young men's Hebrew/ association offers. <text:s/>He explained that, without/ pretending to make its members adept in/</text:span></text:p>
      <text:p text:style-name="P7"><text:span text:style-name="T2"/></text:p>
      <text:p text:style-name="P7"><text:span text:style-name="T2">[Page 3]</text:span></text:p>
      <text:p text:style-name="P7"><text:span text:style-name="T2">in[sic!] Jewish learning, or to qualify them to discuss/ the merits of each phase which Judaism nowadays/ presents, it has brought the rising generation of our/ people closer together in cultured intercourse, and/ mutual toleration. <text:s/>To support his assertion, touch-/-ing the popularity of the institution, the President/ pointed to the throng that faced him, and contrasted/ it with the sight which Philadelphia Synagogues/ present, even on the highest scriptural holidays./ <text:s/>He said: This crowded audience is the strongest proof/ of the usefulness of our organization. <text:s/>But had/ I been allowed to interpose a remark, I would,/ after begging the speaker's pardon, have given him/ an honest assurance that not even the rhetoric of/ the most finished orator could repeatedly draw/ the immense concourse of Israelites who had come/ to hear him. <text:s/>I would have demonstrated that the/ monthly entertainments bring our young men and/ women largely together, principally because attractions/</text:span></text:p>
      <text:p text:style-name="P7"><text:span text:style-name="T2"/></text:p>
      <text:p text:style-name="P7"><text:span text:style-name="T2">[Page 4]</text:span></text:p>
      <text:p text:style-name="P7"><text:span text:style-name="T2">of a varied character--disconnected with the literary--/are offered to them. <text:s/>In fact, the listless, sometime/ noisy, reception which the lecture meets with at/ the hands of many, shows the unripeness of the/ generality of our youths for thoughtful diversions./ <text:s/>If the synagogue could hold out the same/ inducements as the Y. M. H. A., or, at least,/ if it could consistently invite Jews upon a/ leisure day to hear the songstress trill her lay,/ the preacher might hope for the satisfaction/ of seeing the place in which he ministers/ full every returning week. <text:s/>That satisfact-/-ion has been withheld from me, perhaps through/ the absence of attractions, perhaps for other causes,/ for which I am responsible, but it has been denied/ to me always during my long incumbency, and never/ more strikingly than of late. <text:s/>I have deplored/ the fast diminishing of my fellow-worshippers; first,/ because it manifests an open contempt for the/ holy convocations which the inspired lawgiver/ ordered, as reminders of our dependence on the/ Creator, and of the bond of Union in Israel;/</text:span></text:p>
      <text:p text:style-name="P7"><text:span text:style-name="T2"/></text:p>
      <text:p text:style-name="P7"><text:span text:style-name="T2">[Page 5]</text:span></text:p>
      <text:p text:style-name="P7"><text:span text:style-name="T2">secondly, because, inadequate as my teaching/ may be, it is here that it can influence for/ good some of my brothers and sisters in faith./ <text:s/>The sacredness of the surroundings, urging me to/ lend emphasis and force to my words, affects blissfully/ also those within hearing of my voice. <text:s/>But/ how very few are now the latter! <text:s/>To me the/ vacant seats bear a look of reproach. <text:s/>They/ stare at me angrily. <text:s/>This Sabbath more/ irefully than usual, for on it thirty nine years ago with/ trepidation but with confiding trust in the Lord, while/ </text:span><text:span text:style-name="T3">as</text:span><text:span text:style-name="T5"> ascending this same </text:span><text:span text:style-name="T6">Tebah</text:span><text:span text:style-name="T7">, I looked prayfully/ forward to a successful ministration. <text:s/>I could/ not anticipate to rival my predecessor, whose/ restless activity in the field of </text:span><text:soft-page-break/><text:span text:style-name="T7">Judaism and Jewish/ letters forms at present the theme of post humous/ laudations, even from such as, during his life/ time held him in light estimation. <text:s/>He possessed/ versatility of mind, I brought to the task barely/ medicority. <text:s/>He exercised the invaluable quality of/ self-reliance, I constantly feared to fall short of/ my charges. <text:s/>Yet, I imagined that a mighty/</text:span></text:p>
      <text:p text:style-name="P7"><text:span text:style-name="T7"/></text:p>
      <text:p text:style-name="P7"><text:span text:style-name="T7">[Page 6]</text:span></text:p>
      <text:p text:style-name="P7"><text:span text:style-name="T7">wish to serve the cause I had taken up, des-/-pite the impediments lying in the way, would/ make me of use to my coreligionists. <text:s/>If I/ did not lay the press heavily under tribute, I/ could command, under all circumstances, a/ heart overflowing with sympathy. <text:s/>If I did not/ enchain attention by conversional powers, I tried/ to bind to me the affection of young children./ <text:s/>To have that, is veritable joy to me, but </text:span><text:span text:style-name="T4">that</text:span><text:span text:style-name="T7">/ does it mellow down into kindly consideration,/ when manhood and womanhood are attained?/ <text:s/>The increasing desertion of the Synagogue returns a/ painful answer. <text:s/>Sunday services are/ the direct outgrowth of the evil which I lament./ <text:s/>I hear persons who contribute to the maintenance/ of this Synagogue, denounce in unmeasured turns the/ Christianizing of the Sabbath, nevertheless they are/ those who unthinkingly encourage it, and leave/ me to grieve at the inconsistency of persons/ whom I cannot improve. <text:s/>Why, the/ appellation of "Orthodox" applied to thus [?]/ [?] "Hope of Israel", sounds like a satire,/</text:span></text:p>
      <text:p text:style-name="P7"><text:span text:style-name="T7"/></text:p>
      <text:p text:style-name="P7"><text:span text:style-name="T7">[Page 7]</text:span></text:p>
      <text:p text:style-name="P7"><text:span text:style-name="T7">in view of the incontrovertible fact that people/ might reckon with their fingers my congregants,/ who adhere even to clearly defined Mosaic precepts./ <text:s/>But wide-spread as negligence on that score may/ have been for many years, still my memory, going/ back to a period of residence in Philadelphia ap-/-proaching that during which the son of Amram/ governed the tribes, cannot recall</text:span><text:span text:style-name="T4">s</text:span><text:span text:style-name="T7"> so flagrant,/ so general a disregard of the Sabbath, as witnessed/ by the slenderest attendance--comparatively/ speaking--at the services in our Synagogue./ <text:s/>Formerly, spring, winter and autumn saw here/ a goodly gathering--in the galleries most/ especially--now, even the day of atonement fails/ to present a crowded assemblage. <text:s/>Rosh Hashanah is/ the sole occasion on which every seat in this sanctuary/ is occupied. <text:s/>That one conventional day in the year suf-/-fices my conservative constituents for a communion/ with their Lord. <text:s/>And then the prevalent contempt/ for the Hebrew language relegated to oblivion--/a contempt which is the sure prelude of a tragedy-/the death of the Jewish worship./</text:span></text:p>
      <text:p text:style-name="P7"><text:span text:style-name="T7"/></text:p>
      <text:p text:style-name="P7"><text:span text:style-name="T7">[Page 8]</text:span></text:p>
      <text:p text:style-name="P7"><text:span text:style-name="T7">Brethren. <text:s/>I know that in ordinary cases, the/ anniversary of one's induction into the ministry,/ affords occasion for self-gratulation. <text:s/>At all/ events, on the part of the celebrant, who tells of/ the large accession of number to his flock; of the progress/ of his hearers in the observances of the faith in which/ they were born. <text:s/>But it would be unmitigated hy-/-pocrisy in me to boast of my achievements. <text:s/>My/ thanks are due to God, because He has vouchsafed/ to spare some who still love this sanctuary, and/ by their presence, by their means, by their in-/-fluence promote its perpetuity, and direct from/ hence a kindly thought to Israelites in need of/ active consideration, fraternal benefaction and/ far reaching philanthropy. <text:s/>May their example/--long exhibited upon earth--become a ministration/ of goodness, and through it, may this venerable/ religious body grow in spiritual strength, and/ deserve, in all truth, the name it was originally/ given--</text:span><text:span text:style-name="T6">Mickv</text:span><text:span text:style-name="T8">è</text:span><text:span text:style-name="T9"> Israel</text:span><text:span text:style-name="T10"> "the hope of Israel," now/ and always. <text:s/>Amen./</text:span></text:p>
      <text:p text:style-name="P7"><text:span text:style-name="T10">(Here follows an address to a Bar Mitzv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1T11:53:21.58</meta:creation-date>
    <dc:date>2012-10-01T12:31:19.78</dc:date>
    <dc:creator>Penn Libraries</dc:creator>
    <meta:editing-duration>PT00H02M2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6" meta:word-count="1571" meta:character-count="9950"/>
  </office:meta>
</office:document-meta>
</file>